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3.609cm"/>
    </style:style>
    <style:style style:name="co4" style:family="table-column">
      <style:table-column-properties fo:break-before="auto" style:column-width="3.205cm"/>
    </style:style>
    <style:style style:name="co5" style:family="table-column">
      <style:table-column-properties fo:break-before="auto" style:column-width="3.0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428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000000" fo:border-left="0.74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d428" fo:border-left="0.74pt solid #000000" fo:border-right="none" fo:border-top="none"/>
    </style:style>
    <style:style style:name="ce8" style:family="table-cell" style:parent-style-name="Default">
      <style:table-cell-properties fo:border-bottom="none" fo:background-color="#e8f2a1" fo:border-left="0.74pt solid #000000" fo:border-right="none" fo:border-top="none"/>
    </style:style>
    <style:style style:name="ce9" style:family="table-cell" style:parent-style-name="Default">
      <style:table-cell-properties fo:border-bottom="none" fo:background-color="#ff6d6d" fo:border-left="0.74pt solid #000000" fo:border-right="none" fo:border-top="none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none" fo:background-color="#000000" fo:border-left="none" fo:border-right="0.74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d428" fo:border-left="none" fo:border-right="0.74pt solid #000000" fo:border-top="none"/>
    </style:style>
    <style:style style:name="ce13" style:family="table-cell" style:parent-style-name="Default">
      <style:table-cell-properties fo:border-bottom="none" fo:background-color="#e8f2a1" fo:border-left="none" fo:border-right="0.74pt solid #000000" fo:border-top="none"/>
    </style:style>
    <style:style style:name="ce14" style:family="table-cell" style:parent-style-name="Default">
      <style:table-cell-properties fo:border-bottom="none" fo:background-color="#ff6d6d" fo:border-left="none" fo:border-right="0.74pt solid #000000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fo:background-color="#ffd428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number-columns-repeated="697" table:default-cell-style-name="Default"/>
        <table:table-column table:style-name="co6" table:number-columns-repeated="15682"/>
        <table:table-row table:style-name="ro1">
          <table:table-cell office:value-type="string" calcext:value-type="string">
            <text:p>Week</text:p>
          </table:table-cell>
          <table:table-cell table:number-columns-repeated="701"/>
          <table:table-cell table:style-name="Default" table:number-columns-repeated="15682"/>
        </table:table-row>
        <table:table-row table:style-name="ro1" table:number-rows-repeated="2">
          <table:table-cell table:number-columns-repeated="702"/>
          <table:table-cell table:style-name="Default" table:number-columns-repeated="15682"/>
        </table:table-row>
        <table:table-row table:style-name="ro1">
          <table:table-cell table:style-name="ce1" office:value-type="string" calcext:value-type="string">
            <text:p>Week Number</text:p>
          </table:table-cell>
          <table:table-cell table:style-name="ce6" office:value-type="string" calcext:value-type="string">
            <text:p>Text</text:p>
          </table:table-cell>
          <table:table-cell table:style-name="ce11" office:value-type="string" calcext:value-type="string">
            <text:p>Description</text:p>
          </table:table-cell>
          <table:table-cell table:style-name="ce16" office:value-type="string" calcext:value-type="string">
            <text:p>16 Team League</text:p>
          </table:table-cell>
          <table:table-cell table:style-name="ce16" office:value-type="string" calcext:value-type="string">
            <text:p>20 Team League</text:p>
          </table:table-cell>
          <table:table-cell table:style-name="ce1" table:number-columns-repeated="1637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table:formula="of:=COM.MICROSOFT.TEXTJOIN(&quot; &quot;; ;[.$A$1];[.$A5])" office:value-type="string" office:string-value="Week 1" calcext:value-type="string">
            <text:p>Week 1</text:p>
          </table:table-cell>
          <table:table-cell table:style-name="ce12" office:value-type="string" calcext:value-type="string">
            <text:p>Pre Season</text:p>
          </table:table-cell>
          <table:table-cell table:style-name="ce2" table:number-columns-repeated="2"/>
          <table:table-cell table:style-name="ce18" table:number-columns-repeated="5"/>
          <table:table-cell table:style-name="ce19" table:number-columns-repeated="692"/>
          <table:table-cell table:style-name="ce18" table:number-columns-repeated="1568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table:formula="of:=COM.MICROSOFT.TEXTJOIN(&quot; &quot;; ;[.$A$1];[.$A6])" office:value-type="string" office:string-value="Week 2" calcext:value-type="string">
            <text:p>Week 2</text:p>
          </table:table-cell>
          <table:table-cell table:style-name="ce12" office:value-type="string" calcext:value-type="string">
            <text:p>Pre Season</text:p>
          </table:table-cell>
          <table:table-cell table:style-name="ce2" table:number-columns-repeated="2"/>
          <table:table-cell table:style-name="ce18" table:number-columns-repeated="5"/>
          <table:table-cell table:style-name="ce19" table:number-columns-repeated="692"/>
          <table:table-cell table:style-name="ce18" table:number-columns-repeated="1568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table:formula="of:=COM.MICROSOFT.TEXTJOIN(&quot; &quot;; ;[.$A$1];[.$A7])" office:value-type="string" office:string-value="Week 3" calcext:value-type="string">
            <text:p>Week 3</text:p>
          </table:table-cell>
          <table:table-cell table:style-name="ce12" office:value-type="string" calcext:value-type="string">
            <text:p>Pre Season</text:p>
          </table:table-cell>
          <table:table-cell table:style-name="ce2" table:number-columns-repeated="2"/>
          <table:table-cell table:style-name="ce18" table:number-columns-repeated="5"/>
          <table:table-cell table:style-name="ce19" table:number-columns-repeated="692"/>
          <table:table-cell table:style-name="ce18" table:number-columns-repeated="1568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table:formula="of:=COM.MICROSOFT.TEXTJOIN(&quot; &quot;; ;[.$A$1];[.$A8])" office:value-type="string" office:string-value="Week 4" calcext:value-type="string">
            <text:p>Week 4</text:p>
          </table:table-cell>
          <table:table-cell table:style-name="ce12" office:value-type="string" calcext:value-type="string">
            <text:p>Pre Season</text:p>
          </table:table-cell>
          <table:table-cell table:style-name="ce2" table:number-columns-repeated="2"/>
          <table:table-cell table:style-name="ce18" table:number-columns-repeated="5"/>
          <table:table-cell table:style-name="ce19" table:number-columns-repeated="692"/>
          <table:table-cell table:style-name="ce18" table:number-columns-repeated="1568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table:formula="of:=COM.MICROSOFT.TEXTJOIN(&quot; &quot;; ;[.$A$1];[.$A9])" office:value-type="string" office:string-value="Week 5" calcext:value-type="string">
            <text:p>Week 5</text:p>
          </table:table-cell>
          <table:table-cell table:style-name="ce12" office:value-type="string" calcext:value-type="string">
            <text:p>Pre Season</text:p>
          </table:table-cell>
          <table:table-cell table:style-name="ce2" table:number-columns-repeated="2"/>
          <table:table-cell table:style-name="ce18" table:number-columns-repeated="5"/>
          <table:table-cell table:style-name="ce19" table:number-columns-repeated="69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table:formula="of:=COM.MICROSOFT.TEXTJOIN(&quot; &quot;; ;[.$A$1];[.$A10])" office:value-type="string" office:string-value="Week 6" calcext:value-type="string">
            <text:p>Week 6</text:p>
          </table:table-cell>
          <table:table-cell table:style-name="ce13" office:value-type="string" calcext:value-type="string">
            <text:p>In Season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table:formula="of:=COM.MICROSOFT.TEXTJOIN(&quot; &quot;; ;[.$A$1];[.$A11])" office:value-type="string" office:string-value="Week 7" calcext:value-type="string">
            <text:p>Week 7</text:p>
          </table:table-cell>
          <table:table-cell table:style-name="ce13" office:value-type="string" calcext:value-type="string">
            <text:p>In Season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table:formula="of:=COM.MICROSOFT.TEXTJOIN(&quot; &quot;; ;[.$A$1];[.$A12])" office:value-type="string" office:string-value="Week 8" calcext:value-type="string">
            <text:p>Week 8</text:p>
          </table:table-cell>
          <table:table-cell table:style-name="ce13" office:value-type="string" calcext:value-type="string">
            <text:p>In Season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table:formula="of:=COM.MICROSOFT.TEXTJOIN(&quot; &quot;; ;[.$A$1];[.$A13])" office:value-type="string" office:string-value="Week 9" calcext:value-type="string">
            <text:p>Week 9</text:p>
          </table:table-cell>
          <table:table-cell table:style-name="ce13" office:value-type="string" calcext:value-type="string">
            <text:p>In Season</text:p>
          </table:table-cell>
          <table:table-cell/>
          <table:table-cell table:style-name="ce17" office:value-type="float" office:value="4" calcext:value-type="float">
            <text:p>4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COM.MICROSOFT.TEXTJOIN(&quot; &quot;; ;[.$A$1];[.$A14])" office:value-type="string" office:string-value="Week 10" calcext:value-type="string">
            <text:p>Week 10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table:formula="of:=COM.MICROSOFT.TEXTJOIN(&quot; &quot;; ;[.$A$1];[.$A15])" office:value-type="string" office:string-value="Week 11" calcext:value-type="string">
            <text:p>Week 11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table:formula="of:=COM.MICROSOFT.TEXTJOIN(&quot; &quot;; ;[.$A$1];[.$A16])" office:value-type="string" office:string-value="Week 12" calcext:value-type="string">
            <text:p>Week 12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table:formula="of:=COM.MICROSOFT.TEXTJOIN(&quot; &quot;; ;[.$A$1];[.$A17])" office:value-type="string" office:string-value="Week 13" calcext:value-type="string">
            <text:p>Week 13</text:p>
          </table:table-cell>
          <table:table-cell table:style-name="ce13" office:value-type="string" calcext:value-type="string">
            <text:p>In Season</text:p>
          </table:table-cell>
          <table:table-cell table:style-name="ce17"/>
          <table:table-cell table:style-name="ce17" office:value-type="float" office:value="8" calcext:value-type="float">
            <text:p>8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table:formula="of:=COM.MICROSOFT.TEXTJOIN(&quot; &quot;; ;[.$A$1];[.$A18])" office:value-type="string" office:string-value="Week 14" calcext:value-type="string">
            <text:p>Week 14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9" calcext:value-type="float">
            <text:p>9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COM.MICROSOFT.TEXTJOIN(&quot; &quot;; ;[.$A$1];[.$A19])" office:value-type="string" office:string-value="Week 15" calcext:value-type="string">
            <text:p>Week 15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" calcext:value-type="float">
            <text:p>10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table:formula="of:=COM.MICROSOFT.TEXTJOIN(&quot; &quot;; ;[.$A$1];[.$A20])" office:value-type="string" office:string-value="Week 16" calcext:value-type="string">
            <text:p>Week 16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1" calcext:value-type="float">
            <text:p>11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table:formula="of:=COM.MICROSOFT.TEXTJOIN(&quot; &quot;; ;[.$A$1];[.$A21])" office:value-type="string" office:string-value="Week 17" calcext:value-type="string">
            <text:p>Week 17</text:p>
          </table:table-cell>
          <table:table-cell table:style-name="ce13" office:value-type="string" calcext:value-type="string">
            <text:p>In Season</text:p>
          </table:table-cell>
          <table:table-cell table:style-name="ce17"/>
          <table:table-cell table:style-name="ce17" office:value-type="float" office:value="12" calcext:value-type="float">
            <text:p>12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table:formula="of:=COM.MICROSOFT.TEXTJOIN(&quot; &quot;; ;[.$A$1];[.$A22])" office:value-type="string" office:string-value="Week 18" calcext:value-type="string">
            <text:p>Week 18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3" calcext:value-type="float">
            <text:p>13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table:formula="of:=COM.MICROSOFT.TEXTJOIN(&quot; &quot;; ;[.$A$1];[.$A23])" office:value-type="string" office:string-value="Week 19" calcext:value-type="string">
            <text:p>Week 19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table:formula="of:=COM.MICROSOFT.TEXTJOIN(&quot; &quot;; ;[.$A$1];[.$A24])" office:value-type="string" office:string-value="Week 20" calcext:value-type="string">
            <text:p>Week 20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5" calcext:value-type="float">
            <text:p>15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table:formula="of:=COM.MICROSOFT.TEXTJOIN(&quot; &quot;; ;[.$A$1];[.$A25])" office:value-type="string" office:string-value="Week 21" calcext:value-type="string">
            <text:p>Week 21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string" calcext:value-type="string">
            <text:p><text:s/></text:p>
          </table:table-cell>
          <table:table-cell table:style-name="ce17" office:value-type="float" office:value="16" calcext:value-type="float">
            <text:p>16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table:formula="of:=COM.MICROSOFT.TEXTJOIN(&quot; &quot;; ;[.$A$1];[.$A26])" office:value-type="string" office:string-value="Week 22" calcext:value-type="string">
            <text:p>Week 22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7" calcext:value-type="float">
            <text:p>17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table:formula="of:=COM.MICROSOFT.TEXTJOIN(&quot; &quot;; ;[.$A$1];[.$A27])" office:value-type="string" office:string-value="Week 23" calcext:value-type="string">
            <text:p>Week 23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8" calcext:value-type="float">
            <text:p>18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table:formula="of:=COM.MICROSOFT.TEXTJOIN(&quot; &quot;; ;[.$A$1];[.$A28])" office:value-type="string" office:string-value="Week 24" calcext:value-type="string">
            <text:p>Week 24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9" calcext:value-type="float">
            <text:p>19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table:formula="of:=COM.MICROSOFT.TEXTJOIN(&quot; &quot;; ;[.$A$1];[.$A29])" office:value-type="string" office:string-value="Week 25" calcext:value-type="string">
            <text:p>Week 25</text:p>
          </table:table-cell>
          <table:table-cell table:style-name="ce13" office:value-type="string" calcext:value-type="string">
            <text:p>In Season</text:p>
          </table:table-cell>
          <table:table-cell table:style-name="ce17" table:number-columns-repeated="2"/>
          <table:table-cell table:style-name="ce19" table:number-columns-repeated="69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table:formula="of:=COM.MICROSOFT.TEXTJOIN(&quot; &quot;; ;[.$A$1];[.$A30])" office:value-type="string" office:string-value="Week 26" calcext:value-type="string">
            <text:p>Week 26</text:p>
          </table:table-cell>
          <table:table-cell table:style-name="ce13" office:value-type="string" calcext:value-type="string">
            <text:p>In Season</text:p>
          </table:table-cell>
          <table:table-cell table:style-name="ce17"/>
          <table:table-cell/>
          <table:table-cell table:style-name="ce19" table:number-columns-repeated="69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table:formula="of:=COM.MICROSOFT.TEXTJOIN(&quot; &quot;; ;[.$A$1];[.$A31])" office:value-type="string" office:string-value="Week 27" calcext:value-type="string">
            <text:p>Week 27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20" calcext:value-type="float">
            <text:p>20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table:formula="of:=COM.MICROSOFT.TEXTJOIN(&quot; &quot;; ;[.$A$1];[.$A32])" office:value-type="string" office:string-value="Week 28" calcext:value-type="string">
            <text:p>Week 28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21" calcext:value-type="float">
            <text:p>21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table:formula="of:=COM.MICROSOFT.TEXTJOIN(&quot; &quot;; ;[.$A$1];[.$A33])" office:value-type="string" office:string-value="Week 29" calcext:value-type="string">
            <text:p>Week 29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22" calcext:value-type="float">
            <text:p>22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8" table:formula="of:=COM.MICROSOFT.TEXTJOIN(&quot; &quot;; ;[.$A$1];[.$A34])" office:value-type="string" office:string-value="Week 30" calcext:value-type="string">
            <text:p>Week 30</text:p>
          </table:table-cell>
          <table:table-cell table:style-name="ce13" office:value-type="string" calcext:value-type="string">
            <text:p>In Season</text:p>
          </table:table-cell>
          <table:table-cell table:style-name="ce17"/>
          <table:table-cell table:style-name="ce17" office:value-type="float" office:value="23" calcext:value-type="float">
            <text:p>23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 table:formula="of:=COM.MICROSOFT.TEXTJOIN(&quot; &quot;; ;[.$A$1];[.$A35])" office:value-type="string" office:string-value="Week 31" calcext:value-type="string">
            <text:p>Week 31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4" calcext:value-type="float">
            <text:p>24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 table:formula="of:=COM.MICROSOFT.TEXTJOIN(&quot; &quot;; ;[.$A$1];[.$A36])" office:value-type="string" office:string-value="Week 32" calcext:value-type="string">
            <text:p>Week 32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5" calcext:value-type="float">
            <text:p>25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 table:formula="of:=COM.MICROSOFT.TEXTJOIN(&quot; &quot;; ;[.$A$1];[.$A37])" office:value-type="string" office:string-value="Week 33" calcext:value-type="string">
            <text:p>Week 33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6" calcext:value-type="float">
            <text:p>26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 table:formula="of:=COM.MICROSOFT.TEXTJOIN(&quot; &quot;; ;[.$A$1];[.$A38])" office:value-type="string" office:string-value="Week 34" calcext:value-type="string">
            <text:p>Week 34</text:p>
          </table:table-cell>
          <table:table-cell table:style-name="ce13" office:value-type="string" calcext:value-type="string">
            <text:p>In Season</text:p>
          </table:table-cell>
          <table:table-cell table:style-name="ce17"/>
          <table:table-cell table:style-name="ce17" office:value-type="float" office:value="27" calcext:value-type="float">
            <text:p>27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8" table:formula="of:=COM.MICROSOFT.TEXTJOIN(&quot; &quot;; ;[.$A$1];[.$A39])" office:value-type="string" office:string-value="Week 35" calcext:value-type="string">
            <text:p>Week 35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8" calcext:value-type="float">
            <text:p>28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table:formula="of:=COM.MICROSOFT.TEXTJOIN(&quot; &quot;; ;[.$A$1];[.$A40])" office:value-type="string" office:string-value="Week 36" calcext:value-type="string">
            <text:p>Week 36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9" calcext:value-type="float">
            <text:p>29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table:formula="of:=COM.MICROSOFT.TEXTJOIN(&quot; &quot;; ;[.$A$1];[.$A41])" office:value-type="string" office:string-value="Week 37" calcext:value-type="string">
            <text:p>Week 37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30" calcext:value-type="float">
            <text:p>30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table:formula="of:=COM.MICROSOFT.TEXTJOIN(&quot; &quot;; ;[.$A$1];[.$A42])" office:value-type="string" office:string-value="Week 38" calcext:value-type="string">
            <text:p>Week 38</text:p>
          </table:table-cell>
          <table:table-cell table:style-name="ce13" office:value-type="string" calcext:value-type="string">
            <text:p>In Season</text:p>
          </table:table-cell>
          <table:table-cell table:style-name="ce17"/>
          <table:table-cell table:style-name="ce17" office:value-type="float" office:value="31" calcext:value-type="float">
            <text:p>31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table:formula="of:=COM.MICROSOFT.TEXTJOIN(&quot; &quot;; ;[.$A$1];[.$A43])" office:value-type="string" office:string-value="Week 39" calcext:value-type="string">
            <text:p>Week 39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32" calcext:value-type="float">
            <text:p>32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table:formula="of:=COM.MICROSOFT.TEXTJOIN(&quot; &quot;; ;[.$A$1];[.$A44])" office:value-type="string" office:string-value="Week 40" calcext:value-type="string">
            <text:p>Week 40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33" calcext:value-type="float">
            <text:p>33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table:formula="of:=COM.MICROSOFT.TEXTJOIN(&quot; &quot;; ;[.$A$1];[.$A45])" office:value-type="string" office:string-value="Week 41" calcext:value-type="string">
            <text:p>Week 41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34" calcext:value-type="float">
            <text:p>34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table:formula="of:=COM.MICROSOFT.TEXTJOIN(&quot; &quot;; ;[.$A$1];[.$A46])" office:value-type="string" office:string-value="Week 42" calcext:value-type="string">
            <text:p>Week 42</text:p>
          </table:table-cell>
          <table:table-cell table:style-name="ce13" office:value-type="string" calcext:value-type="string">
            <text:p>In Season</text:p>
          </table:table-cell>
          <table:table-cell table:style-name="ce17"/>
          <table:table-cell table:style-name="ce17" office:value-type="float" office:value="35" calcext:value-type="float">
            <text:p>35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table:formula="of:=COM.MICROSOFT.TEXTJOIN(&quot; &quot;; ;[.$A$1];[.$A47])" office:value-type="string" office:string-value="Week 43" calcext:value-type="string">
            <text:p>Week 43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36" calcext:value-type="float">
            <text:p>36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table:formula="of:=COM.MICROSOFT.TEXTJOIN(&quot; &quot;; ;[.$A$1];[.$A48])" office:value-type="string" office:string-value="Week 44" calcext:value-type="string">
            <text:p>Week 44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7" calcext:value-type="float">
            <text:p>37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table:formula="of:=COM.MICROSOFT.TEXTJOIN(&quot; &quot;; ;[.$A$1];[.$A49])" office:value-type="string" office:string-value="Week 45" calcext:value-type="string">
            <text:p>Week 45</text:p>
          </table:table-cell>
          <table:table-cell table:style-name="ce13" office:value-type="string" calcext:value-type="string">
            <text:p>In Season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8" calcext:value-type="float">
            <text:p>38</text:p>
          </table:table-cell>
          <table:table-cell table:style-name="ce19" table:number-columns-repeated="69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table:formula="of:=COM.MICROSOFT.TEXTJOIN(&quot; &quot;; ;[.$A$1];[.$A50])" office:value-type="string" office:string-value="Week 46" calcext:value-type="string">
            <text:p>Week 46</text:p>
          </table:table-cell>
          <table:table-cell table:style-name="ce13" office:value-type="string" calcext:value-type="string">
            <text:p>In Season</text:p>
          </table:table-cell>
          <table:table-cell/>
          <table:table-cell table:style-name="ce17"/>
          <table:table-cell table:style-name="ce19" table:number-columns-repeated="69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table:formula="of:=COM.MICROSOFT.TEXTJOIN(&quot; &quot;; ;[.$A$1];[.$A51])" office:value-type="string" office:string-value="Week 47" calcext:value-type="string">
            <text:p>Week 47</text:p>
          </table:table-cell>
          <table:table-cell table:style-name="ce13" office:value-type="string" calcext:value-type="string">
            <text:p>In Season</text:p>
          </table:table-cell>
          <table:table-cell table:style-name="ce17" table:number-columns-repeated="2"/>
          <table:table-cell table:style-name="ce19" table:number-columns-repeated="697"/>
          <table:table-cell table:style-name="ce20" table:number-columns-repeated="15682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table:formula="of:=COM.MICROSOFT.TEXTJOIN(&quot; &quot;; ;[.$A$1];[.$A52])" office:value-type="string" office:string-value="Week 48" calcext:value-type="string">
            <text:p>Week 48</text:p>
          </table:table-cell>
          <table:table-cell table:style-name="ce13" office:value-type="string" calcext:value-type="string">
            <text:p>In Season</text:p>
          </table:table-cell>
          <table:table-cell table:style-name="ce17" table:number-columns-repeated="2"/>
          <table:table-cell table:style-name="ce19" table:number-columns-repeated="697"/>
          <table:table-cell table:style-name="ce20" table:number-columns-repeated="1568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table:formula="of:=COM.MICROSOFT.TEXTJOIN(&quot; &quot;; ;[.$A$1];[.$A53])" office:value-type="string" office:string-value="Week 49" calcext:value-type="string">
            <text:p>Week 49</text:p>
          </table:table-cell>
          <table:table-cell table:style-name="ce14" office:value-type="string" calcext:value-type="string">
            <text:p>End Of Season</text:p>
          </table:table-cell>
          <table:table-cell table:style-name="ce4" table:number-columns-repeated="2"/>
          <table:table-cell table:style-name="ce20" table:number-columns-repeated="5"/>
          <table:table-cell table:style-name="ce19" table:number-columns-repeated="692"/>
          <table:table-cell table:style-name="ce20" table:number-columns-repeated="1568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table:formula="of:=COM.MICROSOFT.TEXTJOIN(&quot; &quot;; ;[.$A$1];[.$A54])" office:value-type="string" office:string-value="Week 50" calcext:value-type="string">
            <text:p>Week 50</text:p>
          </table:table-cell>
          <table:table-cell table:style-name="ce14" office:value-type="string" calcext:value-type="string">
            <text:p>End Of Season</text:p>
          </table:table-cell>
          <table:table-cell table:style-name="ce4" table:number-columns-repeated="2"/>
          <table:table-cell table:style-name="ce20" table:number-columns-repeated="5"/>
          <table:table-cell table:style-name="ce19" table:number-columns-repeated="692"/>
          <table:table-cell table:style-name="ce20" table:number-columns-repeated="1568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table:formula="of:=COM.MICROSOFT.TEXTJOIN(&quot; &quot;; ;[.$A$1];[.$A55])" office:value-type="string" office:string-value="Week 51" calcext:value-type="string">
            <text:p>Week 51</text:p>
          </table:table-cell>
          <table:table-cell table:style-name="ce14" office:value-type="string" calcext:value-type="string">
            <text:p>End Of Season</text:p>
          </table:table-cell>
          <table:table-cell table:style-name="ce4" table:number-columns-repeated="2"/>
          <table:table-cell table:style-name="ce20" table:number-columns-repeated="5"/>
          <table:table-cell table:number-columns-repeated="692"/>
          <table:table-cell table:style-name="Default" table:number-columns-repeated="15682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table:formula="of:=COM.MICROSOFT.TEXTJOIN(&quot; &quot;; ;[.$A$1];[.$A56])" office:value-type="string" office:string-value="Week 52" calcext:value-type="string">
            <text:p>Week 52</text:p>
          </table:table-cell>
          <table:table-cell table:style-name="ce14" office:value-type="string" calcext:value-type="string">
            <text:p>End Of Season</text:p>
          </table:table-cell>
          <table:table-cell table:style-name="ce4" table:number-columns-repeated="2"/>
          <table:table-cell table:style-name="ce20" table:number-columns-repeated="5"/>
          <table:table-cell table:number-columns-repeated="692"/>
          <table:table-cell table:style-name="Default" table:number-columns-repeated="15682"/>
        </table:table-row>
        <table:table-row table:style-name="ro1" table:number-rows-repeated="1048519">
          <table:table-cell table:number-columns-repeated="702"/>
          <table:table-cell table:style-name="Default" table:number-columns-repeated="15682"/>
        </table:table-row>
        <table:table-row table:style-name="ro1">
          <table:table-cell table:number-columns-repeated="702"/>
          <table:table-cell table:style-name="Default" table:number-columns-repeated="156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19:30:38.636276900</meta:creation-date>
    <dc:date>2026-02-24T20:12:01.706493500</dc:date>
    <meta:editing-duration>PT16M57S</meta:editing-duration>
    <meta:editing-cycles>1</meta:editing-cycles>
    <meta:document-statistic meta:table-count="1" meta:cell-count="231" meta:object-count="0"/>
    <meta:generator>LibreOffice/25.8.3.2$Windows_X86_64 LibreOffice_project/8ca8d55c161d602844f5428fa4b58097424e324e</meta:generator>
  </office:meta>
</office:document-meta>
</file>